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05cm" svg:stroke-color="#000000" draw:fill="none" draw:fill-color="#ffffff" fo:padding-top="-0.047cm" fo:padding-bottom="-0.047cm" fo:padding-left="-0.047cm" fo:padding-right="-0.047cm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-4cm" svg:y="-5cm"/>
          <draw:glue-point draw:id="6" svg:x="-3cm" svg:y="5cm"/>
          <draw:glue-point draw:id="7" svg:x="-2cm" svg:y="-5cm"/>
          <draw:glue-point draw:id="8" svg:x="-1cm" svg:y="5cm"/>
          <draw:glue-point draw:id="9" svg:x="0cm" svg:y="-5cm"/>
          <draw:glue-point draw:id="10" svg:x="1cm" svg:y="5cm"/>
          <draw:glue-point draw:id="11" svg:x="2cm" svg:y="-5cm"/>
          <draw:glue-point draw:id="12" svg:x="2.4cm" svg:y="0cm"/>
          <draw:glue-point draw:id="13" svg:x="-4.5cm" svg:y="0cm"/>
          <draw:glue-point draw:id="14" svg:x="-3.5cm" svg:y="0cm"/>
          <draw:glue-point draw:id="15" svg:x="-2.5cm" svg:y="0cm"/>
          <draw:glue-point draw:id="16" svg:x="-1.5cm" svg:y="0cm"/>
          <draw:glue-point draw:id="17" svg:x="-0.5cm" svg:y="0cm"/>
          <draw:glue-point draw:id="18" svg:x="0.5cm" svg:y="0cm"/>
          <draw:glue-point draw:id="19" svg:x="1.5cm" svg:y="0cm"/>
          <draw:glue-point draw:id="20" svg:x="2.2cm" svg:y="-2.5cm"/>
          <draw:glue-point draw:id="21" svg:x="2.4cm" svg:y="-5cm"/>
          <draw:glue-point draw:id="22" svg:x="5cm" svg:y="0cm"/>
          <draw:glue-point draw:id="23" svg:x="2.4cm" svg:y="5cm"/>
          <draw:glue-point draw:id="24" svg:x="3.7cm" svg:y="-2.5cm"/>
          <draw:glue-point draw:id="25" svg:x="3.7cm" svg:y="2.5cm"/>
          <draw:polyline draw:style-name="gr1" draw:layer="layout" svg:width="3.7cm" svg:height="2cm" svg:x="0cm" svg:y="0cm" svg:viewBox="0 0 3701 2001" draw:points="0,2001 500,0 1000,2001 1500,0 2000,2001 2500,0 3000,2001 3500,0 3701,1000">
            <text:p/>
          </draw:polyline>
          <draw:polygon draw:style-name="gr1" draw:layer="layout" svg:width="1.3cm" svg:height="2cm" svg:x="3.7cm" svg:y="0cm" svg:viewBox="0 0 1301 2001" draw:points="0,0 1301,1000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Decoder</dc:title>
    <meta:creation-date>2011-02-07T16:53:2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